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3b87d" officeooo:paragraph-rsid="0023b87d"/>
    </style:style>
    <style:style style:name="P3" style:family="paragraph" style:parent-style-name="Standard">
      <style:paragraph-properties fo:text-align="start" style:justify-single-word="false"/>
      <style:text-properties officeooo:paragraph-rsid="0027bb5c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7bb5c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7bb5c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weight="bold" officeooo:rsid="0024e0de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699e5" style:font-weight-asian="bold" style:font-weight-complex="bold"/>
    </style:style>
    <style:style style:name="T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2">6</text:span><text:span text:style-name="T4">0</text:span><text:span text:style-name="T2">1</text:span><text:span text:style-name="T1"> - </text:span><text:span text:style-name="T3">Notes, Quirks, and Trivia</text:span></text:p>
      <text:p text:style-name="P1"/>
      <text:list text:style-name="L1">
        <text:list-item>
          <text:p text:style-name="P2">None y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2:47.125000000</dc:date>
    <meta:editing-duration>PT4H40M44S</meta:editing-duration>
    <meta:editing-cycles>2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27" meta:character-count="107" meta:non-whitespace-character-count="89"/>
  </office:meta>
</office:document-meta>
</file>